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Roboto" svg:font-family="Roboto, sans-serif"/>
    <style:font-face style:name="Source Code Pro" svg:font-family="'Source Code Pro'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fo:padding="0in" fo:border="none"/>
      <style:text-properties officeooo:paragraph-rsid="001b1ded"/>
    </style:style>
    <style:style style:name="P2" style:family="paragraph" style:parent-style-name="Heading_20_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12pt" officeooo:paragraph-rsid="001b1ded" style:font-size-asian="12pt" style:font-size-complex="12pt"/>
    </style:style>
    <style:style style:name="P3" style:family="paragraph" style:parent-style-name="Heading_20_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1b1ded"/>
    </style:style>
    <style:style style:name="P4" style:family="paragraph" style:parent-style-name="Heading_20_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1b62e7"/>
    </style:style>
    <style:style style:name="P5" style:family="paragraph" style:parent-style-name="Heading_20_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1c338f"/>
    </style:style>
    <style:style style:name="P6" style:family="paragraph" style:parent-style-name="Heading_20_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12pt" officeooo:paragraph-rsid="001b1ded" style:font-size-asian="12pt" style:font-size-complex="12pt"/>
    </style:style>
    <style:style style:name="P7" style:family="paragraph" style:parent-style-name="Heading_20_9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1c338f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officeooo:paragraph-rsid="001b1ded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size="12pt" officeooo:paragraph-rsid="001b1ded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style:font-name="Times New Roman" officeooo:paragraph-rsid="001b1ded"/>
    </style:style>
    <style:style style:name="T1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letter-spacing="normal" fo:font-style="normal" fo:font-weight="normal" officeooo:rsid="001b1ded"/>
    </style:style>
    <style:style style:name="T3" style:family="text">
      <style:text-properties fo:font-variant="normal" fo:text-transform="none" fo:color="#000000" loext:opacity="100%" style:font-name="Times New Roman" fo:letter-spacing="normal" fo:font-style="normal" fo:font-weight="normal" officeooo:rsid="001b62e7"/>
    </style:style>
    <style:style style:name="T4" style:family="text">
      <style:text-properties fo:font-variant="normal" fo:text-transform="none" fo:color="#000000" loext:opacity="100%" style:font-name="Times New Roman" fo:letter-spacing="normal" fo:font-style="normal" fo:font-weight="normal" officeooo:rsid="001c338f"/>
    </style:style>
    <style:style style:name="T5" style:family="text">
      <style:text-properties fo:font-variant="normal" fo:text-transform="none" fo:color="#000000" loext:opacity="100%" style:font-name="Times New Roman" fo:font-size="24pt" fo:letter-spacing="normal" fo:font-style="normal" fo:font-weight="normal" officeooo:rsid="001b1ded" style:font-name-asian="Noto Serif CJK SC" style:font-size-asian="24pt" style:font-weight-asian="bold" style:font-name-complex="FreeSans" style:font-size-complex="24pt" style:font-weight-complex="bold"/>
    </style:style>
    <style:style style:name="T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b1ded" style:font-size-asian="12pt" style:font-size-complex="12pt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b62e7" style:font-size-asian="12pt" style:font-size-complex="12pt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c338f" style:font-size-asian="12pt" style:font-size-complex="12pt"/>
    </style:style>
    <style:style style:name="T10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b1ded" style:font-name-asian="Noto Sans CJK SC" style:font-size-asian="12pt" style:font-style-asian="italic" style:font-weight-asian="bold" style:font-name-complex="FreeSans" style:font-size-complex="12pt" style:font-style-complex="italic" style:font-weight-complex="bold"/>
    </style:style>
    <style:style style:name="T1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b62e7" style:font-name-asian="Noto Sans CJK SC" style:font-size-asian="12pt" style:font-style-asian="italic" style:font-weight-asian="bold" style:font-name-complex="FreeSans" style:font-size-complex="12pt" style:font-style-complex="italic" style:font-weight-complex="bold"/>
    </style:style>
    <style:style style:name="T1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c338f" style:font-name-asian="Noto Sans CJK SC" style:font-size-asian="12pt" style:font-style-asian="italic" style:font-weight-asian="bold" style:font-name-complex="FreeSans" style:font-size-complex="12pt" style:font-style-complex="italic" style:font-weight-complex="bold"/>
    </style:style>
    <style:style style:name="T1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1c338f" style:font-name-asian="Noto Sans CJK SC" style:font-size-asian="12pt" style:font-weight-asian="bold" style:font-name-complex="FreeSans" style:font-size-complex="12pt" style:font-weight-complex="bold"/>
    </style:style>
    <style:style style:name="T14" style:family="text">
      <style:text-properties fo:font-variant="normal" fo:text-transform="none" fo:color="#e74c3c" loext:opacity="100%" style:font-name="Times New Roman" fo:font-size="12pt" fo:letter-spacing="normal" fo:font-style="normal" fo:font-weight="normal" style:font-size-asian="12pt" style:font-size-complex="12pt" loext:padding-left="0.052in" loext:padding-right="0.052in" loext:padding-top="0.0193in" loext:padding-bottom="0.0193in" loext:border="0.06pt solid #eeeeee"/>
    </style:style>
    <style:style style:name="T15" style:family="text">
      <style:text-properties fo:font-variant="normal" fo:text-transform="none" fo:color="#202124" loext:opacity="100%" fo:font-size="12pt" fo:letter-spacing="normal" fo:font-style="normal" fo:font-weight="normal" style:font-size-asian="12pt" style:font-size-complex="12pt"/>
    </style:style>
    <style:style style:name="T16" style:family="text">
      <style:text-properties officeooo:rsid="001c338f"/>
    </style:style>
    <text:list-style style:name="L1">
      <text:list-level-style-bullet text:level="1" text:style-name="Bullet_20_Symbols" style:num-suffix="." text:bullet-char="">
        <style:list-level-properties text:space-before="0.4909in"/>
      </text:list-level-style-bullet>
      <text:list-level-style-bullet text:level="2" text:style-name="Bullet_20_Symbols" style:num-suffix="." text:bullet-char="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How Web Works </text:span><text:span text:style-name="T5">Exercise</text:span></text:h>
      <text:h text:style-name="P2" text:outline-level="1"><text:span text:style-name="T1">What is HTTP?</text:span></text:h>
      <text:h text:style-name="P6" text:outline-level="8"><text:span text:style-name="T2">(</text:span><text:span text:style-name="T1">Hyper Text Transfer Protocol</text:span><text:span text:style-name="T2">)</text:span><text:span text:style-name="T1"> </text:span><text:span text:style-name="T2">H</text:span><text:span text:style-name="T1">ow </text:span><text:span text:style-name="T2">browsers get data from/send data to servers. How they communicate.</text:span></text:h>
      <text:p text:style-name="P10"><text:span text:style-name="T1"/></text:p>
      <text:h text:style-name="P6" text:outline-level="8"><text:span text:style-name="T1">What is a URL?</text:span></text:h>
      <text:h text:style-name="P6" text:outline-level="8"><text:span text:style-name="T2">(</text:span><text:span text:style-name="T1">Uniform Resource Locator</text:span><text:span text:style-name="T2">) An </text:span><text:span text:style-name="T1">address for internet resource.</text:span></text:h>
      <text:h text:style-name="P6" text:outline-level="8"><text:span text:style-name="T1"/></text:h>
      <text:h text:style-name="P6" text:outline-level="8"><text:span text:style-name="T1">What is DNS?</text:span></text:h>
      <text:h text:style-name="P3" text:outline-level="8"><text:span text:style-name="T7"><text:s text:c="3"/>(</text:span><text:span text:style-name="T6">Domain Name System</text:span><text:span text:style-name="T10">) A</text:span><text:span text:style-name="T6"> system that takes URLs and </text:span><text:span text:style-name="T10">turns</text:span><text:span text:style-name="T6"> them into IP addresses.</text:span></text:h>
      <text:h text:style-name="P6" text:outline-level="8"><text:span text:style-name="T1"/></text:h>
      <text:h text:style-name="P6" text:outline-level="8"><text:span text:style-name="T1">What is a query string?</text:span></text:h>
      <text:p text:style-name="P11"><text:span text:style-name="T15"><text:s text:c="3"/>A query string is a part of a uniform resource locator (URL) that assigns values to specified parameters.</text:span></text:p>
      <text:h text:style-name="P3" text:outline-level="8"><text:span text:style-name="Source_20_Text"><text:span text:style-name="T14"/></text:span></text:h>
      <text:h text:style-name="P6" text:outline-level="8"><text:span text:style-name="T1">List two HTTP Verbs and their use cases.</text:span></text:h>
      <text:h text:style-name="P4" text:outline-level="8"><text:span text:style-name="T6"><text:s text:c="3"/>GET </text:span><text:span text:style-name="T8">method</text:span><text:span text:style-name="T6">- </text:span><text:span text:style-name="T11">GETs</text:span><text:span text:style-name="T6"> some data from the server. </text:span><text:span text:style-name="T8">Retrieves. No side effects (does not change server data)</text:span></text:h>
      <text:p text:style-name="P9"><text:span text:style-name="T8"><text:tab/>Arguments are passed along in query string</text:span></text:p>
      <text:h text:style-name="P6" text:outline-level="8"><text:span text:style-name="T1"><text:s text:c="3"/>POST </text:span><text:span text:style-name="T3">method</text:span><text:span text:style-name="T1"> - send some data to the server (pages that change data on server)</text:span></text:h>
      <text:p text:style-name="P9"><text:span text:style-name="T6"><text:tab/></text:span><text:span text:style-name="T8">Side effects (changes data on a server)</text:span></text:p>
      <text:p text:style-name="P9"><text:span text:style-name="T8"><text:tab/>Arguments sent as a body of the request</text:span></text:p>
      <text:h text:style-name="P6" text:outline-level="8"><text:span text:style-name="T1"/></text:h>
      <text:h text:style-name="P6" text:outline-level="8"><text:span text:style-name="T1">What is an HTTP request?</text:span></text:h>
      <text:h text:style-name="P3" text:outline-level="8"><text:span text:style-name="T12"><text:s text:c="3"/>A</text:span><text:span text:style-name="T6"> request from a client to a server which follows the HTTP protocol (</text:span><text:span text:style-name="T9">a</text:span><text:span text:style-name="T6"> request for HTML</text:span><text:span text:style-name="T9">)</text:span></text:h>
      <text:h text:style-name="P6" text:outline-level="8"><text:span text:style-name="T1"/></text:h>
      <text:h text:style-name="P6" text:outline-level="8"><text:span text:style-name="T1">What is an HTTP response?</text:span></text:h>
      <text:h text:style-name="P6" text:outline-level="8"><text:span text:style-name="T1"><text:s text:c="3"/>A response from a server to a client which follows the HTTP protocol (sending back HTML/CSS/JS/etc)</text:span></text:h>
      <text:h text:style-name="P6" text:outline-level="8"><text:span text:style-name="T1"/></text:h>
      <text:h text:style-name="P6" text:outline-level="8"><text:span text:style-name="T1">What is an HTTP header? Give a couple examples of request and response headers you have seen.</text:span></text:h>
      <text:h text:style-name="P7" text:outline-level="9"><text:span text:style-name="T12"><text:s text:c="3"/>Headers pr</text:span><text:span text:style-name="T6">ovide additional information about the request or the response.</text:span></text:h>
      <text:h text:style-name="P7" text:outline-level="9"><text:span text:style-name="T13">E</text:span><text:span text:style-name="T6">xamples:</text:span></text:h>
      <text:h text:style-name="P6" text:outline-level="8"><text:span text:style-name="T1"><text:s text:c="3"/>Request headers: Host, User-Agent, Accept, Cookie, Cache-Control</text:span></text:h>
      <text:h text:style-name="P6" text:outline-level="8"><text:span text:style-name="T1"><text:s text:c="3"/>Response headers: Content-Type, Last-Modified, Set-Cookie, Cache-Control</text:span></text:h>
      <text:h text:style-name="P6" text:outline-level="8"><text:span text:style-name="T1"/></text:h>
      <text:h text:style-name="P6" text:outline-level="8"><text:span text:style-name="T1">What happens when you type a URL in a browser?</text:span></text:h>
      <text:h text:style-name="P5" text:outline-level="8"><text:span text:style-name="T6"><text:s text:c="3"/></text:span><text:span text:style-name="T9">1. </text:span><text:span text:style-name="T6">Your browser </text:span><text:span text:style-name="T12">converts </text:span><text:span text:style-name="T6">the name into an IP address </text:span><text:span text:style-name="T12">via</text:span><text:span text:style-name="T6"> DNS</text:span></text:h>
      <text:h text:style-name="P5" text:outline-level="8"><text:span text:style-name="T6"><text:s text:c="3"/></text:span><text:span text:style-name="T9">2. </text:span><text:span text:style-name="T6">Your browser makes a request to that IP address, including headers (info about browser, any previous cookies, and other things)</text:span></text:h>
      <text:h text:style-name="P6" text:outline-level="8"><text:span text:style-name="T1"><text:s text:c="3"/></text:span><text:span text:style-name="T4">3. </text:span><text:span text:style-name="T1">The server sends a response (typically, HTML, with a status code </text:span><text:span text:style-name="T4">(200 if successful)</text:span></text:h>
      <text:h text:style-name="P6" text:outline-level="8"><text:span text:style-name="T1"><text:s text:c="3"/></text:span><text:span text:style-name="T4">4. </text:span><text:span text:style-name="T1">The browser makes a DOM from that HTML, and finds any other resources needed (images, CSS, JavaScript, etc)</text:span></text:h>
      <text:h text:style-name="P6" text:outline-level="8"><text:span text:style-name="T1"><text:s text:c="3"/></text:span><text:span text:style-name="T4">5. </text:span><text:span text:style-name="T1">The browser makes separate HTTP requests for those resources and receives response from the server for each</text:span></text:h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oogle Sans" svg:font-family="'Google Sans', arial, sans-serif"/>
    <style:font-face style:name="Roboto" svg:font-family="Roboto, sans-serif"/>
    <style:font-face style:name="Source Code Pro" svg:font-family="'Source Code Pro'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1T14:44:17.969795350</meta:creation-date>
    <dc:date>2021-04-11T15:03:19.391655461</dc:date>
    <meta:editing-duration>PT8M41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30" meta:word-count="315" meta:character-count="1901" meta:non-whitespace-character-count="1571"/>
  </office:meta>
</office:document-meta>
</file>